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bf14" officeooo:paragraph-rsid="001fbf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iiiiii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07:56:51.324068510</meta:creation-date>
    <dc:date>2017-05-04T07:57:29.289542940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4.2.8.2$Linux_X86_64 LibreOffice_project/420m0$Build-2</meta:generator>
  </office:meta>
</office:document-meta>
</file>